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5cm" fo:min-width="8.7cm" draw:shadow="visible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6cm" draw:shadow="visible"/>
    </style:style>
    <style:style style:name="gr3" style:family="graphic" style:parent-style-name="standard">
      <style:graphic-properties draw:textarea-horizontal-align="justify" draw:textarea-vertical-align="middle" draw:auto-grow-height="false" fo:min-height="4.55cm" fo:min-width="8.7cm" draw:shadow="visible"/>
    </style:style>
    <style:style style:name="gr4" style:family="graphic" style:parent-style-name="standard">
      <style:graphic-properties draw:textarea-horizontal-align="justify" draw:textarea-vertical-align="middle" draw:auto-grow-height="false" fo:min-height="1.932cm" fo:min-width="6cm" draw:shadow="visible"/>
    </style:style>
    <style:style style:name="gr5" style:family="graphic" style:parent-style-name="standard">
      <style:graphic-properties draw:textarea-horizontal-align="justify" draw:textarea-vertical-align="middle" draw:auto-grow-height="false" fo:min-height="5.15cm" fo:min-width="8.7cm" draw:shadow="visible"/>
    </style:style>
    <style:style style:name="gr6" style:family="graphic" style:parent-style-name="standard">
      <style:graphic-properties draw:textarea-horizontal-align="justify" draw:textarea-vertical-align="middle" draw:auto-grow-height="false" fo:min-height="2.204cm" fo:min-width="6cm" draw:shadow="visible"/>
    </style:style>
    <style:style style:name="gr7" style:family="graphic" style:parent-style-name="standard">
      <style:graphic-properties draw:textarea-horizontal-align="justify" draw:textarea-vertical-align="middle" draw:auto-grow-height="false" fo:min-height="0.584cm" fo:min-width="5.15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0.492cm" fo:min-width="4.13cm" fo:wrap-option="no-wrap"/>
    </style:style>
    <style:style style:name="gr9" style:family="graphic" style:parent-style-name="standard">
      <style:graphic-properties draw:textarea-horizontal-align="justify" draw:textarea-vertical-align="middle" draw:auto-grow-height="false" fo:min-height="1.048cm" fo:min-width="7.186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1.048cm" fo:min-width="5.15cm" fo:wrap-option="no-wrap"/>
    </style:style>
    <style:style style:name="gr11" style:family="graphic" style:parent-style-name="standard">
      <style:graphic-properties draw:textarea-horizontal-align="justify" draw:textarea-vertical-align="middle" draw:auto-grow-height="false" fo:min-height="0.492cm" fo:min-width="3.204cm" fo:wrap-option="no-wrap"/>
    </style:style>
    <style:style style:name="gr12" style:family="graphic" style:parent-style-name="standard">
      <style:graphic-properties draw:textarea-horizontal-align="justify" draw:textarea-vertical-align="middle" draw:auto-grow-height="false" fo:min-height="0.954cm" fo:min-width="6.724cm" fo:wrap-option="no-wrap"/>
    </style:style>
    <style:style style:name="gr13" style:family="graphic" style:parent-style-name="standard">
      <style:graphic-properties draw:textarea-horizontal-align="justify" draw:textarea-vertical-align="middle" draw:auto-grow-height="false" fo:min-height="3.45cm" fo:min-width="7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9.2cm" svg:height="4.4cm" svg:x="16.4cm" svg:y="14.1cm">
            <text:p text:style-name="P1"><text:span text:style-name="T1">MessageEnvelope</text:span></text:p>
            <text:p text:style-name="P1"><text:span text:style-name="T1">(contains with MessageKey of message </text:span></text:p>
            <text:p text:style-name="P1"><text:span text:style-name="T1">symmetrically encrypted message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.5cm" svg:height="2cm" svg:x="17.6cm" svg:y="16.1cm">
            <text:p text:style-name="P1"><text:span text:style-name="T1">Message</text:span></text:p>
            <text:p text:style-name="P1"><text:span text:style-name="T1">(plain message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9.2cm" svg:height="4.8cm" svg:x="16.4cm" svg:y="3.7cm">
            <text:p text:style-name="P1"><text:span text:style-name="T1">MessageKeyGuard</text:span></text:p>
            <text:p text:style-name="P1"><text:span text:style-name="T1">(contains the symmetric key </text:span></text:p>
            <text:p text:style-name="P1"><text:span text:style-name="T1">of the message assymetrically </text:span></text:p>
            <text:p text:style-name="P1"><text:span text:style-name="T1">encrypted with Users PublicKey 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6.5cm" svg:height="2.182cm" svg:x="17.6cm" svg:y="5.882cm">
            <text:p text:style-name="P1"><text:span text:style-name="T1">MessageKey</text:span></text:p>
            <text:p text:style-name="P1"><text:span text:style-name="T1">(unique symmetric key </text:span></text:p>
            <text:p text:style-name="P1"><text:span text:style-name="T1">of the Envelope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9.2cm" svg:height="5.4cm" svg:x="2.1cm" svg:y="11.9cm">
            <text:p text:style-name="P1"><text:span text:style-name="T1">PrivateKeyGuard</text:span></text:p>
            <text:p text:style-name="P1"><text:span text:style-name="T1">(contains Users PrivateKey symmetrically</text:span></text:p>
            <text:p text:style-name="P1"><text:span text:style-name="T1"><text:s/></text:span><text:span text:style-name="T1">encrypted with UsersDataKey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6.5cm" svg:height="2.454cm" svg:x="3.3cm" svg:y="14.355cm">
            <text:p text:style-name="P1"><text:span text:style-name="T1">UsersPrivateKey</text:span></text:p>
            <text:p text:style-name="P1"><text:span text:style-name="T1">(assymtric key to decrypt </text:span></text:p>
            <text:p text:style-name="P1"><text:span text:style-name="T1">the Envelope)</text:span></text:p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draw:layer="layout" svg:width="6.1cm" svg:height="0.9cm" svg:x="4.2cm" svg:y="10.3cm">
          <text:p text:style-name="P1"><text:span text:style-name="T1">one PrivateKeyGuard per user</text:span></text:p>
          <draw:enhanced-geometry svg:viewBox="0 0 21600 21600" draw:text-areas="800 800 20800 20800" draw:type="round-rectangular-callout" draw:modifiers="-3759.90821176856 37638.179800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5cm" svg:height="0.8cm" svg:x="4.2cm" svg:y="18.5cm">
          <text:p text:style-name="P1"><text:span text:style-name="T1">one private key per user</text:span></text:p>
          <draw:enhanced-geometry svg:viewBox="0 0 21600 21600" draw:text-areas="800 800 20800 20800" draw:type="round-rectangular-callout" draw:modifiers="2518.05638872226 -44871.91011235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" draw:layer="layout" svg:width="8.3cm" svg:height="1.4cm" svg:x="17.7cm" svg:y="1.2cm">
          <text:p text:style-name="P1"><text:span text:style-name="T1">one MessageKeyGuard per user with <text:s/></text:span></text:p>
          <text:p text:style-name="P1"><text:span text:style-name="T1">access rights to the messages Envelope</text:span></text:p>
          <draw:enhanced-geometry svg:viewBox="0 0 21600 21600" draw:text-areas="800 800 20800 20800" draw:mirror-horizontal="false" draw:mirror-vertical="false" draw:type="round-rectangular-callout" draw:modifiers="1033.03216479942 39345.61027837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" draw:layer="layout" svg:width="6.1cm" svg:height="1.4cm" svg:x="19.7cm" svg:y="9cm">
          <text:p text:style-name="P1"><text:span text:style-name="T1">one MessageKey per Message</text:span></text:p>
          <draw:enhanced-geometry svg:viewBox="0 0 21600 21600" draw:text-areas="800 800 20800 20800" draw:type="round-rectangular-callout" draw:modifiers="-2842.94377970824 -14662.09850107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" draw:layer="layout" svg:width="4cm" svg:height="0.8cm" svg:x="19cm" svg:y="18.9cm">
          <text:p text:style-name="P1"><text:span text:style-name="T1">unique message</text:span></text:p>
          <draw:enhanced-geometry svg:viewBox="0 0 21600 21600" draw:text-areas="800 800 20800 20800" draw:type="round-rectangular-callout" draw:modifiers="2256.63584103974 -23487.64044943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" draw:layer="layout" svg:width="7.8cm" svg:height="1.3cm" svg:x="17.7cm" svg:y="12.3cm">
          <text:p text:style-name="P1"><text:span text:style-name="T1">one MessageEnvelope per Message</text:span></text:p>
          <draw:enhanced-geometry svg:viewBox="0 0 21600 21600" draw:text-areas="800 800 20800 20800" draw:mirror-horizontal="false" draw:mirror-vertical="false" draw:type="round-rectangular-callout" draw:modifiers="-359.953852070247 29901.30668716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" draw:layer="layout" svg:width="7.5cm" svg:height="3.7cm" svg:x="3.3cm" svg:y="3.1cm">
          <text:p text:style-name="P2">UsersDataKe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4T18:12:30.506431000</meta:creation-date>
    <dc:date>2017-12-14T19:37:07.413898000</dc:date>
    <meta:editing-duration>PT24M32S</meta:editing-duration>
    <meta:editing-cycles>2</meta:editing-cycles>
    <meta:generator>LibreOffice/5.2.2.2$MacOSX_X86_64 LibreOffice_project/8f96e87c890bf8fa77463cd4b640a2312823f3ad</meta:generator>
    <meta:document-statistic meta:object-count="16"/>
  </office:meta>
</office:document-meta>
</file>